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22cm" fo:min-width="2.477cm"/>
    </style:style>
    <style:style style:name="gr3" style:family="graphic" style:parent-style-name="standard">
      <style:graphic-properties draw:textarea-horizontal-align="justify" draw:textarea-vertical-align="middle" draw:auto-grow-height="false" fo:min-height="21.546cm" fo:min-width="1.803cm"/>
    </style:style>
    <style:style style:name="gr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5" style:family="graphic" style:parent-style-name="standard">
      <style:graphic-properties svg:stroke-color="#999999" draw:marker-start="Arrow" draw:marker-start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6cm" svg:y1="2.315cm" svg:x2="2.766cm" svg:y2="26.68cm">
          <text:p/>
        </draw:line>
        <draw:line draw:style-name="gr1" draw:text-style-name="P1" draw:layer="layout" svg:x1="8.217cm" svg:y1="2.315cm" svg:x2="8.217cm" svg:y2="26.68cm">
          <text:p/>
        </draw:line>
        <draw:line draw:style-name="gr1" draw:text-style-name="P1" draw:layer="layout" svg:x1="13.817cm" svg:y1="2.315cm" svg:x2="13.817cm" svg:y2="26.68cm">
          <text:p/>
        </draw:line>
        <draw:custom-shape draw:style-name="gr2" draw:text-style-name="P2" draw:layer="layout" svg:width="3.081cm" svg:height="1.076cm" svg:x="1.109cm" svg:y="1.308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6.604cm" svg:y="1.308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12.239cm" svg:y="1.308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02cm" svg:height="23.384cm" svg:x="18.088cm" svg:y="1.65cm">
          <text:p text:style-name="P2">PGSQL</text:p>
          <draw:enhanced-geometry svg:viewBox="0 0 88 21600" draw:glue-points="44 ?f6 44 0 0 10800 44 21600 88 10800" draw:text-areas="0 ?f6 88 ?f3" draw:type="can" draw:modifiers="978.494276962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2.815cm" svg:y1="2.626cm" svg:x2="8.223cm" svg:y2="3.585cm">
          <text:p text:style-name="P2"><text:span text:style-name="T1">?command=dashboard</text:span></text:p>
          <text:p text:style-name="P2"><text:span text:style-name="T1">GET: userid, session token</text:span></text:p>
        </draw:line>
        <draw:line draw:style-name="gr5" draw:text-style-name="P4" draw:layer="layout" svg:x1="2.786cm" svg:y1="6.97cm" svg:x2="8.194cm" svg:y2="6.301cm">
          <text:p text:style-name="P2"><text:span text:style-name="T1">HTML: dashboard page</text:span></text:p>
        </draw:line>
        <draw:line draw:style-name="gr4" draw:text-style-name="P3" draw:layer="layout" svg:x1="8.342cm" svg:y1="3.66cm" svg:x2="13.75cm" svg:y2="4.619cm">
          <text:p text:style-name="P2"><text:span text:style-name="T1">com</text:span><text:span text:style-name="T2">m</text:span><text:span text:style-name="T1">and: user_info</text:span></text:p>
          <text:p text:style-name="P2"><text:span text:style-name="T1">userid</text:span><text:span text:style-name="T1"><text:line-break/></text:span><text:span text:style-name="T1">session token</text:span></text:p>
        </draw:line>
        <draw:line draw:style-name="gr5" draw:text-style-name="P4" draw:layer="layout" svg:x1="8.313cm" svg:y1="6.204cm" svg:x2="13.721cm" svg:y2="5.535cm">
          <text:p text:style-name="P2"><text:span text:style-name="T1">response: user history, info</text:span></text:p>
          <text:p text:style-name="P2"><text:span text:style-name="T1">userid</text:span></text:p>
          <text:p text:style-name="P2"><text:span text:style-name="T1">session token</text:span></text:p>
        </draw:line>
        <draw:line draw:style-name="gr6" draw:text-style-name="P4" draw:layer="layout" svg:x1="13.894cm" svg:y1="4.752cm" svg:x2="18.052cm" svg:y2="4.752cm">
          <text:p text:style-name="P2"><text:span text:style-name="T1"/></text:p>
          <text:p text:style-name="P2"><text:span text:style-name="T1">validate userid + token</text:span></text:p>
          <text:p text:style-name="P2"><text:span text:style-name="T1">get user info, edit history,</text:span><text:span text:style-name="T1"><text:line-break/></text:span><text:span text:style-name="T1">in-progress edits</text:span></text:p>
          <text:p text:style-name="P2"><text:span text:style-name="T1"/></text:p>
        </draw:line>
        <draw:line draw:style-name="gr4" draw:text-style-name="P3" draw:layer="layout" svg:x1="2.772cm" svg:y1="7.377cm" svg:x2="8.18cm" svg:y2="8.336cm">
          <text:p text:style-name="P2"><text:span text:style-name="T1">?command=edit</text:span></text:p>
          <text:p text:style-name="P2"><text:span text:style-name="T1">GET: userid, session token</text:span><text:span text:style-name="T1"><text:line-break/></text:span><text:span text:style-name="T1">constellation_id = X</text:span></text:p>
        </draw:line>
        <draw:line draw:style-name="gr5" draw:text-style-name="P4" draw:layer="layout" svg:x1="2.743cm" svg:y1="11.721cm" svg:x2="8.151cm" svg:y2="11.052cm">
          <text:p text:style-name="P2"><text:span text:style-name="T1">HTML: edit page (X)</text:span></text:p>
        </draw:line>
        <draw:line draw:style-name="gr4" draw:text-style-name="P3" draw:layer="layout" svg:x1="8.299cm" svg:y1="8.411cm" svg:x2="13.707cm" svg:y2="9.37cm">
          <text:p text:style-name="P2"><text:span text:style-name="T1">com</text:span><text:span text:style-name="T2">m</text:span><text:span text:style-name="T1">and: edit</text:span></text:p>
          <text:p text:style-name="P2"><text:span text:style-name="T1">userid, session token,</text:span><text:span text:style-name="T1"><text:line-break/></text:span><text:span text:style-name="T1">constellation_id = X</text:span></text:p>
        </draw:line>
        <draw:line draw:style-name="gr5" draw:text-style-name="P4" draw:layer="layout" svg:x1="8.27cm" svg:y1="10.955cm" svg:x2="13.678cm" svg:y2="10.286cm">
          <text:p text:style-name="P2"><text:span text:style-name="T1">response: constellation X,</text:span><text:span text:style-name="T1"><text:line-break/></text:span><text:span text:style-name="T1">userid, session token</text:span></text:p>
        </draw:line>
        <draw:line draw:style-name="gr6" draw:text-style-name="P4" draw:layer="layout" svg:x1="13.851cm" svg:y1="9.503cm" svg:x2="18.009cm" svg:y2="9.503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X</text:span><text:span text:style-name="T1"><text:line-break/></text:span><text:span text:style-name="T1">lock constellation</text:span><text:span text:style-name="T1"><text:line-break/></text:span><text:span text:style-name="T1">return constellation</text:span></text:p>
          <text:p text:style-name="P2"><text:span text:style-name="T1"/></text:p>
        </draw:line>
        <draw:line draw:style-name="gr4" draw:text-style-name="P3" draw:layer="layout" svg:x1="2.773cm" svg:y1="17.081cm" svg:x2="8.181cm" svg:y2="18.04cm">
          <text:p text:style-name="P2"><text:span text:style-name="T1">?command=save</text:span><text:span text:style-name="T1"><text:line-break/></text:span><text:span text:style-name="T1">POST: userid, session token</text:span><text:span text:style-name="T1"><text:line-break/></text:span><text:span text:style-name="T1">constellation Y (POST)</text:span></text:p>
        </draw:line>
        <draw:line draw:style-name="gr5" draw:text-style-name="P4" draw:layer="layout" svg:x1="2.744cm" svg:y1="21.425cm" svg:x2="8.152cm" svg:y2="20.756cm">
          <text:p text:style-name="P2"><text:span text:style-name="T1">JSON: success,</text:span><text:span text:style-name="T1"><text:line-break/></text:span><text:span text:style-name="T1">updated constellation Y data</text:span></text:p>
        </draw:line>
        <draw:line draw:style-name="gr4" draw:text-style-name="P3" draw:layer="layout" svg:x1="8.3cm" svg:y1="18.115cm" svg:x2="13.708cm" svg:y2="19.074cm">
          <text:p text:style-name="P2"><text:span text:style-name="T1">com</text:span><text:span text:style-name="T2">m</text:span><text:span text:style-name="T1">and: update</text:span></text:p>
          <text:p text:style-name="P2"><text:span text:style-name="T1">userid, session token,</text:span><text:span text:style-name="T1"><text:line-break/></text:span><text:span text:style-name="T1">constellation Y (JSON)</text:span></text:p>
        </draw:line>
        <draw:line draw:style-name="gr5" draw:text-style-name="P4" draw:layer="layout" svg:x1="8.271cm" svg:y1="20.659cm" svg:x2="13.679cm" svg:y2="19.99cm">
          <text:p text:style-name="P2"><text:span text:style-name="T1">response: success,</text:span><text:span text:style-name="T1"><text:line-break/></text:span><text:span text:style-name="T1">updated constellation Y,</text:span><text:span text:style-name="T1"><text:line-break/></text:span><text:span text:style-name="T1">userid, session token</text:span></text:p>
        </draw:line>
        <draw:line draw:style-name="gr6" draw:text-style-name="P4" draw:layer="layout" svg:x1="13.852cm" svg:y1="19.207cm" svg:x2="18.01cm" svg:y2="19.207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Y</text:span><text:span text:style-name="T1"><text:line-break/></text:span><text:span text:style-name="T1">update constellation data</text:span></text:p>
          <text:p text:style-name="P2"><text:span text:style-name="T1"/></text:p>
        </draw:line>
        <draw:line draw:style-name="gr4" draw:text-style-name="P3" draw:layer="layout" svg:x1="2.773cm" svg:y1="12.281cm" svg:x2="8.181cm" svg:y2="13.24cm">
          <text:p text:style-name="P2"><text:span text:style-name="T1">?command=edit</text:span></text:p>
          <text:p text:style-name="P2"><text:span text:style-name="T1">GET: userid, session token</text:span><text:span text:style-name="T1"><text:line-break/></text:span><text:span text:style-name="T1">constellation_id = Y</text:span></text:p>
        </draw:line>
        <draw:line draw:style-name="gr5" draw:text-style-name="P4" draw:layer="layout" svg:x1="2.744cm" svg:y1="16.625cm" svg:x2="8.152cm" svg:y2="15.956cm">
          <text:p text:style-name="P2"><text:span text:style-name="T1">HTML: edit page (Y)</text:span></text:p>
        </draw:line>
        <draw:line draw:style-name="gr4" draw:text-style-name="P3" draw:layer="layout" svg:x1="8.3cm" svg:y1="13.315cm" svg:x2="13.708cm" svg:y2="14.274cm">
          <text:p text:style-name="P2"><text:span text:style-name="T1">com</text:span><text:span text:style-name="T2">m</text:span><text:span text:style-name="T1">and: edit</text:span></text:p>
          <text:p text:style-name="P2"><text:span text:style-name="T1">userid, session token,</text:span><text:span text:style-name="T1"><text:line-break/></text:span><text:span text:style-name="T1">constellation_id = Y</text:span></text:p>
        </draw:line>
        <draw:line draw:style-name="gr5" draw:text-style-name="P4" draw:layer="layout" svg:x1="8.271cm" svg:y1="15.859cm" svg:x2="13.679cm" svg:y2="15.19cm">
          <text:p text:style-name="P2"><text:span text:style-name="T1">response: constellation Y,</text:span><text:span text:style-name="T1"><text:line-break/></text:span><text:span text:style-name="T1">userid, session token</text:span></text:p>
        </draw:line>
        <draw:line draw:style-name="gr6" draw:text-style-name="P4" draw:layer="layout" svg:x1="13.852cm" svg:y1="14.407cm" svg:x2="18.01cm" svg:y2="14.407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Y</text:span><text:span text:style-name="T1"><text:line-break/></text:span><text:span text:style-name="T1">lock constellation</text:span><text:span text:style-name="T1"><text:line-break/></text:span><text:span text:style-name="T1">return constellation</text:span></text:p>
          <text:p text:style-name="P2"><text:span text:style-name="T1"/></text:p>
        </draw:line>
        <draw:line draw:style-name="gr4" draw:text-style-name="P3" draw:layer="layout" svg:x1="2.765cm" svg:y1="22.066cm" svg:x2="8.173cm" svg:y2="23.025cm">
          <text:p text:style-name="P2"><text:span text:style-name="T1">?command=save</text:span><text:span text:style-name="T1"><text:line-break/></text:span><text:span text:style-name="T1">POST: userid, session token</text:span><text:span text:style-name="T1"><text:line-break/></text:span><text:span text:style-name="T1">constellation X (POST)</text:span></text:p>
        </draw:line>
        <draw:line draw:style-name="gr5" draw:text-style-name="P4" draw:layer="layout" svg:x1="2.736cm" svg:y1="26.41cm" svg:x2="8.144cm" svg:y2="25.741cm">
          <text:p text:style-name="P2"><text:span text:style-name="T1">JSON: success,</text:span><text:span text:style-name="T1"><text:line-break/></text:span><text:span text:style-name="T1">updated constellation X data</text:span></text:p>
        </draw:line>
        <draw:line draw:style-name="gr4" draw:text-style-name="P3" draw:layer="layout" svg:x1="8.292cm" svg:y1="23.1cm" svg:x2="13.7cm" svg:y2="24.059cm">
          <text:p text:style-name="P2"><text:span text:style-name="T1">com</text:span><text:span text:style-name="T2">m</text:span><text:span text:style-name="T1">and: update</text:span></text:p>
          <text:p text:style-name="P2"><text:span text:style-name="T1">userid, session token,</text:span><text:span text:style-name="T1"><text:line-break/></text:span><text:span text:style-name="T1">constellation X (JSON)</text:span></text:p>
        </draw:line>
        <draw:line draw:style-name="gr5" draw:text-style-name="P4" draw:layer="layout" svg:x1="8.263cm" svg:y1="25.644cm" svg:x2="13.671cm" svg:y2="24.975cm">
          <text:p text:style-name="P2"><text:span text:style-name="T1">response: success,</text:span><text:span text:style-name="T1"><text:line-break/></text:span><text:span text:style-name="T1">updated constellation X,</text:span><text:span text:style-name="T1"><text:line-break/></text:span><text:span text:style-name="T1">userid, session token</text:span></text:p>
        </draw:line>
        <draw:line draw:style-name="gr6" draw:text-style-name="P4" draw:layer="layout" svg:x1="13.844cm" svg:y1="24.192cm" svg:x2="18.002cm" svg:y2="24.192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X</text:span><text:span text:style-name="T1"><text:line-break/></text:span><text:span text:style-name="T1">update constellation data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ie Hott</meta:initial-creator>
    <meta:creation-date>2015-12-15T12:15:10.252713024</meta:creation-date>
    <dc:date>2016-01-04T16:28:55.800962754</dc:date>
    <dc:creator>Robbie Hott</dc:creator>
    <meta:editing-duration>PT4H13M2S</meta:editing-duration>
    <meta:editing-cycles>4</meta:editing-cycles>
    <meta:generator>LibreOffice/5.0.4.2$Linux_X86_64 LibreOffice_project/00m0$Build-2</meta:generator>
    <meta:document-statistic meta:object-count="32"/>
  </office:meta>
</office:document-meta>
</file>